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4752544" calcext:value-type="float">
            <text:p>20.51347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5477968" calcext:value-type="float">
            <text:p>20.5135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25318984" calcext:value-type="float">
            <text:p>20.5125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5326" calcext:value-type="float">
            <text:p>20.515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48178984" calcext:value-type="float">
            <text:p>20.5148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40558984" calcext:value-type="float">
            <text:p>20.5140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2278" calcext:value-type="float">
            <text:p>20.512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27857968" calcext:value-type="float">
            <text:p>20.5127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10078984" calcext:value-type="float">
            <text:p>20.5110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89757968" calcext:value-type="float">
            <text:p>20.5089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2278" calcext:value-type="float">
            <text:p>20.512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02458984" calcext:value-type="float">
            <text:p>20.5102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10078984" calcext:value-type="float">
            <text:p>20.5110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50717968" calcext:value-type="float">
            <text:p>20.5150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04997968" calcext:value-type="float">
            <text:p>20.5104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89757968" calcext:value-type="float">
            <text:p>20.5089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40558984" calcext:value-type="float">
            <text:p>20.5140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2938984" calcext:value-type="float">
            <text:p>20.5132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6417968" calcext:value-type="float">
            <text:p>20.5036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13557968" calcext:value-type="float">
            <text:p>20.5013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51657968" calcext:value-type="float">
            <text:p>20.5051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2918984" calcext:value-type="float">
            <text:p>20.4972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5937968" calcext:value-type="float">
            <text:p>20.5005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4358984" calcext:value-type="float">
            <text:p>20.5064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21177968" calcext:value-type="float">
            <text:p>20.5021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59277968" calcext:value-type="float">
            <text:p>20.5059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8468" calcext:value-type="float">
            <text:p>20.50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542" calcext:value-type="float">
            <text:p>20.50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6417968" calcext:value-type="float">
            <text:p>20.5036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3878984" calcext:value-type="float">
            <text:p>20.5033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74517968" calcext:value-type="float">
            <text:p>20.5074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26258984" calcext:value-type="float">
            <text:p>20.5026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98317968" calcext:value-type="float">
            <text:p>20.4998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9324" calcext:value-type="float">
            <text:p>20.49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399" calcext:value-type="float">
            <text:p>20.49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0942" calcext:value-type="float">
            <text:p>20.490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67837968" calcext:value-type="float">
            <text:p>20.4967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5457968" calcext:value-type="float">
            <text:p>20.4975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88158984" calcext:value-type="float">
            <text:p>20.4988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52597968" calcext:value-type="float">
            <text:p>20.4952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65298984" calcext:value-type="float">
            <text:p>20.4965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6276" calcext:value-type="float">
            <text:p>20.49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9578984" calcext:value-type="float">
            <text:p>20.4919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34818984" calcext:value-type="float">
            <text:p>20.4934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65298984" calcext:value-type="float">
            <text:p>20.4965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57678984" calcext:value-type="float">
            <text:p>20.4957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399" calcext:value-type="float">
            <text:p>20.49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4497968" calcext:value-type="float">
            <text:p>20.4914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5457968" calcext:value-type="float">
            <text:p>20.4975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2372" calcext:value-type="float">
            <text:p>20.50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3398984" calcext:value-type="float">
            <text:p>20.5003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52597968" calcext:value-type="float">
            <text:p>20.4952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5937968" calcext:value-type="float">
            <text:p>20.5005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6897968" calcext:value-type="float">
            <text:p>20.5066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3398984" calcext:value-type="float">
            <text:p>20.5003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22117968" calcext:value-type="float">
            <text:p>20.4922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83077968" calcext:value-type="float">
            <text:p>20.4983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2918984" calcext:value-type="float">
            <text:p>20.4972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2438984" calcext:value-type="float">
            <text:p>20.4942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96718984" calcext:value-type="float">
            <text:p>20.4896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4017968" calcext:value-type="float">
            <text:p>20.4884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5514" calcext:value-type="float">
            <text:p>20.49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50058984" calcext:value-type="float">
            <text:p>20.4950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3537968" calcext:value-type="float">
            <text:p>20.4853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8618984" calcext:value-type="float">
            <text:p>20.4858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7132" calcext:value-type="float">
            <text:p>20.48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68777968" calcext:value-type="float">
            <text:p>20.4868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9098984" calcext:value-type="float">
            <text:p>20.4889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29737968" calcext:value-type="float">
            <text:p>20.4929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52597968" calcext:value-type="float">
            <text:p>20.4952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3228" calcext:value-type="float">
            <text:p>20.49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2466" calcext:value-type="float">
            <text:p>20.49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2438984" calcext:value-type="float">
            <text:p>20.4942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038" calcext:value-type="float">
            <text:p>20.497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83077968" calcext:value-type="float">
            <text:p>20.4983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086" calcext:value-type="float">
            <text:p>20.500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57678984" calcext:value-type="float">
            <text:p>20.4957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66238984" calcext:value-type="float">
            <text:p>20.4866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1478984" calcext:value-type="float">
            <text:p>20.4881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34818984" calcext:value-type="float">
            <text:p>20.4934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28038984" calcext:value-type="float">
            <text:p>20.4028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789" calcext:value-type="float">
            <text:p>20.409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41017968" calcext:value-type="float">
            <text:p>20.3741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355" calcext:value-type="float">
            <text:p>20.366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49627968" calcext:value-type="float">
            <text:p>20.4049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2497968" calcext:value-type="float">
            <text:p>20.4152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28978984" calcext:value-type="float">
            <text:p>20.3928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3407968" calcext:value-type="float">
            <text:p>20.3813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1308" calcext:value-type="float">
            <text:p>20.37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1507968" calcext:value-type="float">
            <text:p>20.3851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6588984" calcext:value-type="float">
            <text:p>20.3856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834" calcext:value-type="float">
            <text:p>20.388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0739" calcext:value-type="float">
            <text:p>20.390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6277968" calcext:value-type="float">
            <text:p>20.3916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54377968" calcext:value-type="float">
            <text:p>20.3954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874" calcext:value-type="float">
            <text:p>20.39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549" calcext:value-type="float">
            <text:p>20.394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03248984" calcext:value-type="float">
            <text:p>20.3803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1967968" calcext:value-type="float">
            <text:p>20.3721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50898984" calcext:value-type="float">
            <text:p>20.4050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99488984" calcext:value-type="float">
            <text:p>20.4199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54708984" calcext:value-type="float">
            <text:p>20.4054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89938984" calcext:value-type="float">
            <text:p>20.3989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8147968" calcext:value-type="float">
            <text:p>20.3638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0546" calcext:value-type="float">
            <text:p>20.37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2644" calcext:value-type="float">
            <text:p>20.39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1368984" calcext:value-type="float">
            <text:p>20.4001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33728984" calcext:value-type="float">
            <text:p>20.3833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06727968" calcext:value-type="float">
            <text:p>20.3706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21308984" calcext:value-type="float">
            <text:p>20.3521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27988984" calcext:value-type="float">
            <text:p>20.3627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37538984" calcext:value-type="float">
            <text:p>20.3837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969" calcext:value-type="float">
            <text:p>20.37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1318984" calcext:value-type="float">
            <text:p>20.3601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1368984" calcext:value-type="float">
            <text:p>20.4001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2169" calcext:value-type="float">
            <text:p>20.4021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22957968" calcext:value-type="float">
            <text:p>20.4022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2738" calcext:value-type="float">
            <text:p>20.382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8359" calcext:value-type="float">
            <text:p>20.3983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9121" calcext:value-type="float">
            <text:p>20.399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15337968" calcext:value-type="float">
            <text:p>20.4015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54708984" calcext:value-type="float">
            <text:p>20.4054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7237968" calcext:value-type="float">
            <text:p>20.3977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26108984" calcext:value-type="float">
            <text:p>20.3826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67028984" calcext:value-type="float">
            <text:p>20.3567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302" calcext:value-type="float">
            <text:p>20.35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7048984" calcext:value-type="float">
            <text:p>20.3727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98448984" calcext:value-type="float">
            <text:p>20.3498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46098984" calcext:value-type="float">
            <text:p>20.3746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87677968" calcext:value-type="float">
            <text:p>20.3687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6707968" calcext:value-type="float">
            <text:p>20.3546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7498" calcext:value-type="float">
            <text:p>20.36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403" calcext:value-type="float">
            <text:p>20.369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20037968" calcext:value-type="float">
            <text:p>20.3520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79117968" calcext:value-type="float">
            <text:p>20.3779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23897968" calcext:value-type="float">
            <text:p>20.3923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78077968" calcext:value-type="float">
            <text:p>20.3078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24178984" calcext:value-type="float">
            <text:p>20.3624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81328984" calcext:value-type="float">
            <text:p>20.3681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32738984" calcext:value-type="float">
            <text:p>20.3532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1907968" calcext:value-type="float">
            <text:p>20.3241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54658984" calcext:value-type="float">
            <text:p>20.3654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9878" calcext:value-type="float">
            <text:p>20.359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2258" calcext:value-type="float">
            <text:p>20.35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2258" calcext:value-type="float">
            <text:p>20.35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9077968" calcext:value-type="float">
            <text:p>20.3459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4337968" calcext:value-type="float">
            <text:p>20.3634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0071" calcext:value-type="float">
            <text:p>20.380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83867968" calcext:value-type="float">
            <text:p>20.3683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74317968" calcext:value-type="float">
            <text:p>20.3474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31467968" calcext:value-type="float">
            <text:p>20.3531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2778984" calcext:value-type="float">
            <text:p>20.3852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67687968" calcext:value-type="float">
            <text:p>20.3767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41017968" calcext:value-type="float">
            <text:p>20.3741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96237968" calcext:value-type="float">
            <text:p>20.3596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5267968" calcext:value-type="float">
            <text:p>20.3455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44777968" calcext:value-type="float">
            <text:p>20.3344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211" calcext:value-type="float">
            <text:p>20.357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76528984" calcext:value-type="float">
            <text:p>20.3376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4257" calcext:value-type="float">
            <text:p>20.3442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3401" calcext:value-type="float">
            <text:p>20.3534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49858984" calcext:value-type="float">
            <text:p>20.3349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91437968" calcext:value-type="float">
            <text:p>20.3291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302" calcext:value-type="float">
            <text:p>20.35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8117968" calcext:value-type="float">
            <text:p>20.3398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2159" calcext:value-type="float">
            <text:p>20.322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1966" calcext:value-type="float">
            <text:p>20.30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31467968" calcext:value-type="float">
            <text:p>20.3531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9557968" calcext:value-type="float">
            <text:p>20.3489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491" calcext:value-type="float">
            <text:p>20.311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9779" calcext:value-type="float">
            <text:p>20.329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3302" calcext:value-type="float">
            <text:p>20.32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0497968" calcext:value-type="float">
            <text:p>20.3390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9116" calcext:value-type="float">
            <text:p>20.35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2387968" calcext:value-type="float">
            <text:p>20.3272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97127968" calcext:value-type="float">
            <text:p>20.3097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48918984" calcext:value-type="float">
            <text:p>20.3448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48637968" calcext:value-type="float">
            <text:p>20.3748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15287968" calcext:value-type="float">
            <text:p>20.3615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2164" calcext:value-type="float">
            <text:p>20.36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11808984" calcext:value-type="float">
            <text:p>20.3711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36548984" calcext:value-type="float">
            <text:p>20.3536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74317968" calcext:value-type="float">
            <text:p>20.3474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7018" calcext:value-type="float">
            <text:p>20.33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57478984" calcext:value-type="float">
            <text:p>20.3357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09547968" calcext:value-type="float">
            <text:p>20.3409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35227968" calcext:value-type="float">
            <text:p>20.3135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22857968" calcext:value-type="float">
            <text:p>20.3222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1204" calcext:value-type="float">
            <text:p>20.30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97458984" calcext:value-type="float">
            <text:p>20.3197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0828" calcext:value-type="float">
            <text:p>20.34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32407968" calcext:value-type="float">
            <text:p>20.3432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1887968" calcext:value-type="float">
            <text:p>20.3081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7681" calcext:value-type="float">
            <text:p>20.307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3658984" calcext:value-type="float">
            <text:p>20.3273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9779" calcext:value-type="float">
            <text:p>20.329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5717968" calcext:value-type="float">
            <text:p>20.3245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27607968" calcext:value-type="float">
            <text:p>20.3127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491" calcext:value-type="float">
            <text:p>20.311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60957968" calcext:value-type="float">
            <text:p>20.3260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0308984" calcext:value-type="float">
            <text:p>20.3140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26948984" calcext:value-type="float">
            <text:p>20.2926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5578984" calcext:value-type="float">
            <text:p>20.3395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70457968" calcext:value-type="float">
            <text:p>20.3070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6657968" calcext:value-type="float">
            <text:p>20.3146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63168984" calcext:value-type="float">
            <text:p>20.3163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72718984" calcext:value-type="float">
            <text:p>20.3372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2648984" calcext:value-type="float">
            <text:p>20.2812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90778984" calcext:value-type="float">
            <text:p>20.3090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55548984" calcext:value-type="float">
            <text:p>20.3155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4732" calcext:value-type="float">
            <text:p>20.33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2728984" calcext:value-type="float">
            <text:p>20.3452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80338984" calcext:value-type="float">
            <text:p>20.3380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65707968" calcext:value-type="float">
            <text:p>20.3165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0635" calcext:value-type="float">
            <text:p>20.320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8631" calcext:value-type="float">
            <text:p>20.288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82827968" calcext:value-type="float">
            <text:p>20.2982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31367968" calcext:value-type="float">
            <text:p>20.2731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5583" calcext:value-type="float">
            <text:p>20.285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1887968" calcext:value-type="float">
            <text:p>20.3081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54558984" calcext:value-type="float">
            <text:p>20.2854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6442875" calcext:value-type="float">
            <text:p>20.141644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5374925" calcext:value-type="float">
            <text:p>20.14537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5549575" calcext:value-type="float">
            <text:p>20.14554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35925" calcext:value-type="float">
            <text:p>20.1473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30486764286" calcext:value-type="float">
            <text:p>20.16304867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56851" calcext:value-type="float">
            <text:p>20.1156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19224076923" calcext:value-type="float">
            <text:p>20.0519224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295407407" calcext:value-type="float">
            <text:p>20.0314295407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38604384615" calcext:value-type="float">
            <text:p>20.0638604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2703437037" calcext:value-type="float">
            <text:p>20.172703437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893574" calcext:value-type="float">
            <text:p>20.26893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87812851852" calcext:value-type="float">
            <text:p>20.268781285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9771935484" calcext:value-type="float">
            <text:p>20.293977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23232166667" calcext:value-type="float">
            <text:p>20.2823232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49558645161" calcext:value-type="float">
            <text:p>20.274955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20201933333" calcext:value-type="float">
            <text:p>20.26202019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2735183871" calcext:value-type="float">
            <text:p>20.2627351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0544483871" calcext:value-type="float">
            <text:p>20.2320544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201633333" calcext:value-type="float">
            <text:p>20.2112201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60016548387" calcext:value-type="float">
            <text:p>20.2160016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8265833333" calcext:value-type="float">
            <text:p>20.2878265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4234870968" calcext:value-type="float">
            <text:p>20.4644234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30278535714" calcext:value-type="float">
            <text:p>20.453027853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8202612903" calcext:value-type="float">
            <text:p>20.4558202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83439245161" calcext:value-type="float">
            <text:p>20.51834392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70074" calcext:value-type="float">
            <text:p>20.5070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16141870968" calcext:value-type="float">
            <text:p>20.511614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1761533333" calcext:value-type="float">
            <text:p>20.49417615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18673129032" calcext:value-type="float">
            <text:p>20.4718673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27520032258" calcext:value-type="float">
            <text:p>20.4627520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72031" calcext:value-type="float">
            <text:p>20.4472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8106716129" calcext:value-type="float">
            <text:p>20.478106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003864" calcext:value-type="float">
            <text:p>20.4970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0328083871" calcext:value-type="float">
            <text:p>20.5203280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10091714286" calcext:value-type="float">
            <text:p>20.5210091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49492451613" calcext:value-type="float">
            <text:p>20.524949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9651935484" calcext:value-type="float">
            <text:p>20.525965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78540733333" calcext:value-type="float">
            <text:p>20.5078540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07992987097" calcext:value-type="float">
            <text:p>20.51079929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14278733333" calcext:value-type="float">
            <text:p>20.5014278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17702341935" calcext:value-type="float">
            <text:p>20.51177023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55960580645" calcext:value-type="float">
            <text:p>20.5055960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5359166667" calcext:value-type="float">
            <text:p>20.4855359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664952" calcext:value-type="float">
            <text:p>20.46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707098" calcext:value-type="float">
            <text:p>20.45707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2385258064" calcext:value-type="float">
            <text:p>20.4552385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1113260714" calcext:value-type="float">
            <text:p>20.445111326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4823225806" calcext:value-type="float">
            <text:p>20.4394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81083" calcext:value-type="float">
            <text:p>20.36810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08168466667" calcext:value-type="float">
            <text:p>20.37081684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6212" calcext:value-type="float">
            <text:p>20.366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17575" calcext:value-type="float">
            <text:p>20.361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99311548387" calcext:value-type="float">
            <text:p>20.359931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95663225806" calcext:value-type="float">
            <text:p>20.3495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790692" calcext:value-type="float">
            <text:p>20.3379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3498032258" calcext:value-type="float">
            <text:p>20.3053498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99102066667" calcext:value-type="float">
            <text:p>20.27991020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06403487097" calcext:value-type="float">
            <text:p>20.27064034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7847" calcext:value-type="float">
            <text:p>20.25378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5774929032" calcext:value-type="float">
            <text:p>20.2385774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6022048387" calcext:value-type="float">
            <text:p>20.09260220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914442" calcext:value-type="float">
            <text:p>20.07914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79909322581" calcext:value-type="float">
            <text:p>20.0679909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83985733333" calcext:value-type="float">
            <text:p>20.0383985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95374148387" calcext:value-type="float">
            <text:p>19.99953741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9037354839" calcext:value-type="float">
            <text:p>19.943903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73701633333" calcext:value-type="float">
            <text:p>19.8873701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87518548387" calcext:value-type="float">
            <text:p>19.8387518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9653886" calcext:value-type="float">
            <text:p>19.849653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1433032258" calcext:value-type="float">
            <text:p>19.903143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37116728571" calcext:value-type="float">
            <text:p>19.98371167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1177225806" calcext:value-type="float">
            <text:p>20.0581177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64751322581" calcext:value-type="float">
            <text:p>20.0664751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8087733333" calcext:value-type="float">
            <text:p>20.0438087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88628677419" calcext:value-type="float">
            <text:p>20.0388628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66319" calcext:value-type="float">
            <text:p>20.01366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80583871" calcext:value-type="float">
            <text:p>19.9613805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7027580645" calcext:value-type="float">
            <text:p>19.9337027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5441733333" calcext:value-type="float">
            <text:p>19.8825441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81001809677" calcext:value-type="float">
            <text:p>19.89810018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87941" calcext:value-type="float">
            <text:p>19.9687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25584287097" calcext:value-type="float">
            <text:p>20.07255842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0760964286" calcext:value-type="float">
            <text:p>20.11307609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6533483871" calcext:value-type="float">
            <text:p>20.156653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0181325806" calcext:value-type="float">
            <text:p>20.19301813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5004935" calcext:value-type="float">
            <text:p>20.185004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92666225806" calcext:value-type="float">
            <text:p>20.1392666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41219366667" calcext:value-type="float">
            <text:p>20.09412193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7298354839" calcext:value-type="float">
            <text:p>20.0437298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43313741935" calcext:value-type="float">
            <text:p>20.0143313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841299" calcext:value-type="float">
            <text:p>20.01841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4720716129" calcext:value-type="float">
            <text:p>20.1014720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24784166667" calcext:value-type="float">
            <text:p>20.1524784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23209774193" calcext:value-type="float">
            <text:p>20.2423209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6334535714" calcext:value-type="float">
            <text:p>20.272633453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1630419355" calcext:value-type="float">
            <text:p>20.2691630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8221606452" calcext:value-type="float">
            <text:p>20.23282216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691399" calcext:value-type="float">
            <text:p>20.21691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12958709677" calcext:value-type="float">
            <text:p>20.2012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9312266667" calcext:value-type="float">
            <text:p>20.19393122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6158419355" calcext:value-type="float">
            <text:p>20.1476158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86158329032" calcext:value-type="float">
            <text:p>20.11861583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66102416667" calcext:value-type="float">
            <text:p>20.066610241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1784967742" calcext:value-type="float">
            <text:p>20.0281784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10766566667" calcext:value-type="float">
            <text:p>20.01107665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073116129" calcext:value-type="float">
            <text:p>20.025073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11303293103" calcext:value-type="float">
            <text:p>20.01113032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82879580645" calcext:value-type="float">
            <text:p>19.9782879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6648903226" calcext:value-type="float">
            <text:p>20.052664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4386646667" calcext:value-type="float">
            <text:p>20.043438664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15872193548" calcext:value-type="float">
            <text:p>20.0415872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377633333" calcext:value-type="float">
            <text:p>20.0345377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70103226" calcext:value-type="float">
            <text:p>20.01926701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81500387097" calcext:value-type="float">
            <text:p>20.038150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98360733333" calcext:value-type="float">
            <text:p>20.1098360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44835106452" calcext:value-type="float">
            <text:p>20.33448351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47475133333" calcext:value-type="float">
            <text:p>20.59474751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18622709677" calcext:value-type="float">
            <text:p>20.791862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72938642857" calcext:value-type="float">
            <text:p>20.76729386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97810677419" calcext:value-type="float">
            <text:p>20.7897810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9408" calcext:value-type="float">
            <text:p>21.0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47742692308" calcext:value-type="float">
            <text:p>21.0447742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8104148148" calcext:value-type="float">
            <text:p>21.028810414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42173" calcext:value-type="float">
            <text:p>21.0042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0064655" calcext:value-type="float">
            <text:p>20.980064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5042615385" calcext:value-type="float">
            <text:p>21.0435042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321024" calcext:value-type="float">
            <text:p>21.1773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47555423077" calcext:value-type="float">
            <text:p>21.32475554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12593428571" calcext:value-type="float">
            <text:p>21.0712593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63607714286" calcext:value-type="float">
            <text:p>21.066360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2874" calcext:value-type="float">
            <text:p>21.072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602285714" calcext:value-type="float">
            <text:p>21.070860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48009" calcext:value-type="float">
            <text:p>21.3948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57614333333" calcext:value-type="float">
            <text:p>21.4357614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4362590909" calcext:value-type="float">
            <text:p>21.42143625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42899625" calcext:value-type="float">
            <text:p>21.434289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8666" calcext:value-type="float">
            <text:p>21.4128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7536378" calcext:value-type="float">
            <text:p>21.397536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4980841667" calcext:value-type="float">
            <text:p>21.3544980841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04045" calcext:value-type="float">
            <text:p>21.40604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54054" calcext:value-type="float">
            <text:p>21.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40862666667" calcext:value-type="float">
            <text:p>21.434086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6065333333" calcext:value-type="float">
            <text:p>21.4486065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4006333333" calcext:value-type="float">
            <text:p>21.4514006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9240636364" calcext:value-type="float">
            <text:p>21.3759240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3012844444" calcext:value-type="float">
            <text:p>21.38430128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479321" calcext:value-type="float">
            <text:p>21.434793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17448068965" calcext:value-type="float">
            <text:p>21.4317448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33768033333" calcext:value-type="float">
            <text:p>21.41337680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1787333333" calcext:value-type="float">
            <text:p>21.403178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69465848276" calcext:value-type="float">
            <text:p>21.38694658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20055" calcext:value-type="float">
            <text:p>21.36620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38932117241" calcext:value-type="float">
            <text:p>21.35389321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04740893333" calcext:value-type="float">
            <text:p>21.350474089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33931642857" calcext:value-type="float">
            <text:p>21.34339316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7111464" calcext:value-type="float">
            <text:p>21.3371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21180666667" calcext:value-type="float">
            <text:p>21.2821180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7033289655" calcext:value-type="float">
            <text:p>21.27870332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2905466667" calcext:value-type="float">
            <text:p>21.26529054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6962631034" calcext:value-type="float">
            <text:p>21.26269626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80853068965" calcext:value-type="float">
            <text:p>21.2480853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8283241379" calcext:value-type="float">
            <text:p>21.2238283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71096" calcext:value-type="float">
            <text:p>21.223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50460933333" calcext:value-type="float">
            <text:p>21.15504609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30960310345" calcext:value-type="float">
            <text:p>21.1630960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4050079" calcext:value-type="float">
            <text:p>21.184050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3941481481" calcext:value-type="float">
            <text:p>21.2113941481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41975733333" calcext:value-type="float">
            <text:p>21.22419757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55013641379" calcext:value-type="float">
            <text:p>21.18550136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1006107143" calcext:value-type="float">
            <text:p>21.198100610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54142142857" calcext:value-type="float">
            <text:p>21.1854142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5292666667" calcext:value-type="float">
            <text:p>21.168529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66429" calcext:value-type="float">
            <text:p>21.1466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6025111111" calcext:value-type="float">
            <text:p>21.1476025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2101425" calcext:value-type="float">
            <text:p>21.13210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54821285714" calcext:value-type="float">
            <text:p>21.0754821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00711640741" calcext:value-type="float">
            <text:p>21.1000711640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21901214286" calcext:value-type="float">
            <text:p>21.15219012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250432" calcext:value-type="float">
            <text:p>21.1712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58219571429" calcext:value-type="float">
            <text:p>21.1458219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70099045454" calcext:value-type="float">
            <text:p>21.12700990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79475625" calcext:value-type="float">
            <text:p>21.1167947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778" calcext:value-type="float">
            <text:p>21.083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74741818182" calcext:value-type="float">
            <text:p>21.07747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5396" calcext:value-type="float">
            <text:p>21.07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71595" calcext:value-type="float">
            <text:p>21.09571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509975" calcext:value-type="float">
            <text:p>21.09850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986225" calcext:value-type="float">
            <text:p>21.09898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1556725" calcext:value-type="float">
            <text:p>21.09155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9271975" calcext:value-type="float">
            <text:p>21.09927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74608695652" calcext:value-type="float">
            <text:p>21.09746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79788571429" calcext:value-type="float">
            <text:p>21.05797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24541538462" calcext:value-type="float">
            <text:p>21.042454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41066666667" calcext:value-type="float">
            <text:p>21.0041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33031724138" calcext:value-type="float">
            <text:p>20.96330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94482857143" calcext:value-type="float">
            <text:p>20.94944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23428571429" calcext:value-type="float">
            <text:p>20.922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7491428571" calcext:value-type="float">
            <text:p>20.96174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12148571428" calcext:value-type="float">
            <text:p>21.041214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83156923077" calcext:value-type="float">
            <text:p>21.048315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80728571429" calcext:value-type="float">
            <text:p>21.04807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15909090909" calcext:value-type="float">
            <text:p>21.0415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59728" calcext:value-type="float">
            <text:p>20.96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29248" calcext:value-type="float">
            <text:p>20.96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41329230769" calcext:value-type="float">
            <text:p>20.934132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57421818182" calcext:value-type="float">
            <text:p>20.93574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1578181818" calcext:value-type="float">
            <text:p>20.93615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75286956522" calcext:value-type="float">
            <text:p>20.97752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54651428571" calcext:value-type="float">
            <text:p>20.97546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516" calcext:value-type="float">
            <text:p>20.9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36424347826" calcext:value-type="float">
            <text:p>20.893642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21866666667" calcext:value-type="float">
            <text:p>20.8821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83072" calcext:value-type="float">
            <text:p>20.89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46795555556" calcext:value-type="float">
            <text:p>20.87467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00472" calcext:value-type="float">
            <text:p>20.8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95088" calcext:value-type="float">
            <text:p>20.80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1653333333" calcext:value-type="float">
            <text:p>20.79616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91467586207" calcext:value-type="float">
            <text:p>20.78914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12336551724" calcext:value-type="float">
            <text:p>20.80123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29504" calcext:value-type="float">
            <text:p>20.86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2544" calcext:value-type="float">
            <text:p>20.8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0951724138" calcext:value-type="float">
            <text:p>20.8230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40794285714" calcext:value-type="float">
            <text:p>20.7740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6844444444" calcext:value-type="float">
            <text:p>20.7726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86027826087" calcext:value-type="float">
            <text:p>20.758602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672" calcext:value-type="float">
            <text:p>20.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7449" calcext:value-type="float">
            <text:p>20.737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85233846154" calcext:value-type="float">
            <text:p>20.65852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49413333333" calcext:value-type="float">
            <text:p>20.65494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09963076923" calcext:value-type="float">
            <text:p>20.69099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64686153846" calcext:value-type="float">
            <text:p>20.806468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4223" calcext:value-type="float">
            <text:p>20.834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12396923077" calcext:value-type="float">
            <text:p>20.82123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5813333333" calcext:value-type="float">
            <text:p>20.69558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4904" calcext:value-type="float">
            <text:p>20.6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6162857143" calcext:value-type="float">
            <text:p>20.76961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95422222222" calcext:value-type="float">
            <text:p>20.7495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05514285714" calcext:value-type="float">
            <text:p>20.7405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83445714286" calcext:value-type="float">
            <text:p>20.71834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38517142857" calcext:value-type="float">
            <text:p>20.69385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5102857143" calcext:value-type="float">
            <text:p>20.6835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9504" calcext:value-type="float">
            <text:p>20.6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79288571429" calcext:value-type="float">
            <text:p>20.65792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6209230769" calcext:value-type="float">
            <text:p>20.647620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08213333333" calcext:value-type="float">
            <text:p>20.71082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23813333333" calcext:value-type="float">
            <text:p>20.49238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56177777778" calcext:value-type="float">
            <text:p>20.53561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1516" calcext:value-type="float">
            <text:p>20.51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8816" calcext:value-type="float">
            <text:p>20.4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54293333333" calcext:value-type="float">
            <text:p>20.4954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90665714286" calcext:value-type="float">
            <text:p>20.39906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73946666667" calcext:value-type="float">
            <text:p>20.38739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37771428571" calcext:value-type="float">
            <text:p>20.4237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69934285714" calcext:value-type="float">
            <text:p>20.46699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5473103448" calcext:value-type="float">
            <text:p>20.52554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86073846154" calcext:value-type="float">
            <text:p>20.56860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64477241379" calcext:value-type="float">
            <text:p>20.55644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35048" calcext:value-type="float">
            <text:p>20.52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3716137931" calcext:value-type="float">
            <text:p>20.48371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17534285714" calcext:value-type="float">
            <text:p>20.45175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73048275862" calcext:value-type="float">
            <text:p>20.4773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7912" calcext:value-type="float">
            <text:p>20.45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398" calcext:value-type="float">
            <text:p>20.41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6126896552" calcext:value-type="float">
            <text:p>20.37861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6712" calcext:value-type="float">
            <text:p>20.38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31392" calcext:value-type="float">
            <text:p>20.4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39088" calcext:value-type="float">
            <text:p>20.45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7271111111" calcext:value-type="float">
            <text:p>20.43672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4513548387" calcext:value-type="float">
            <text:p>20.4244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16348387097" calcext:value-type="float">
            <text:p>20.331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53112" calcext:value-type="float">
            <text:p>20.2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5667096774" calcext:value-type="float">
            <text:p>20.2535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04168" calcext:value-type="float">
            <text:p>20.20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25721290323" calcext:value-type="float">
            <text:p>20.1125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9076129032" calcext:value-type="float">
            <text:p>20.0929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1852" calcext:value-type="float">
            <text:p>20.15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8629677419" calcext:value-type="float">
            <text:p>20.1658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6664" calcext:value-type="float">
            <text:p>20.2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2216774194" calcext:value-type="float">
            <text:p>20.4672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79831428571" calcext:value-type="float">
            <text:p>20.54798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3210322581" calcext:value-type="float">
            <text:p>20.5493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42139354839" calcext:value-type="float">
            <text:p>20.6142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75128" calcext:value-type="float">
            <text:p>20.58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0136516129" calcext:value-type="float">
            <text:p>20.5601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27994482759" calcext:value-type="float">
            <text:p>20.53279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45184" calcext:value-type="float">
            <text:p>20.45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3544" calcext:value-type="float">
            <text:p>20.4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9406451613" calcext:value-type="float">
            <text:p>20.430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244" calcext:value-type="float">
            <text:p>20.49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23052903226" calcext:value-type="float">
            <text:p>20.6323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8308137931" calcext:value-type="float">
            <text:p>20.64830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02694193548" calcext:value-type="float">
            <text:p>20.6402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4416516129" calcext:value-type="float">
            <text:p>20.5144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86992" calcext:value-type="float">
            <text:p>20.47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00441290323" calcext:value-type="float">
            <text:p>20.4600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09468571429" calcext:value-type="float">
            <text:p>20.42094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48273548387" calcext:value-type="float">
            <text:p>20.3848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2923870968" calcext:value-type="float">
            <text:p>20.3692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96940689655" calcext:value-type="float">
            <text:p>20.35969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85058064516" calcext:value-type="float">
            <text:p>20.368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31558709677" calcext:value-type="float">
            <text:p>20.3831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9217142857" calcext:value-type="float">
            <text:p>20.1109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8095483871" calcext:value-type="float">
            <text:p>20.158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23614545454" calcext:value-type="float">
            <text:p>20.002361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02617142857" calcext:value-type="float">
            <text:p>19.9102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23563636364" calcext:value-type="float">
            <text:p>19.8923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1784" calcext:value-type="float">
            <text:p>19.8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1032" calcext:value-type="float">
            <text:p>19.9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2904" calcext:value-type="float">
            <text:p>19.9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0712" calcext:value-type="float">
            <text:p>19.9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2744" calcext:value-type="float">
            <text:p>19.9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884" calcext:value-type="float">
            <text:p>19.9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973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98" meta:object-count="0"/>
    <meta:user-defined meta:name="AppVersion">3.0</meta:user-defined>
  </office:meta>
</office:document-meta>
</file>